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kvdjkvf</text:p>
          </table:table-cell>
        </table:table-row>
        <table:table-row table:style-name="ro1">
          <table:table-cell office:value-type="string" calcext:value-type="string">
            <text:p>rw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da</text:p>
          </table:table-cell>
        </table:table-row>
        <table:table-row table:style-name="ro1">
          <table:table-cell office:value-type="string" calcext:value-type="string">
            <text:p>bdg</text:p>
          </table:table-cell>
        </table:table-row>
        <table:table-row table:style-name="ro1">
          <table:table-cell office:value-type="string" calcext:value-type="string">
            <text:p>bgd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gd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ge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g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ga</text:p>
          </table:table-cell>
        </table:table-row>
        <table:table-row table:style-name="ro1"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bb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0:01.230985513</meta:creation-date>
    <dc:date>2021-09-01T17:10:24.576153782</dc:date>
    <meta:editing-duration>PT23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